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width="8.9791in" svg:height="5.1146in" draw:z-index="0">
        <draw:image xlink:href="../module-data-flow.png" xlink:type="simple" xlink:show="embed" xlink:actuate="onLoad" draw:filter-name="&lt;All formats&gt;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4-05-06T20:57:42</meta:creation-date>
    <dc:date>2014-05-06T21:06:08</dc:date>
    <dc:creator>Dennis Drescher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